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ec284" officeooo:paragraph-rsid="000ec284"/>
    </style:style>
    <style:style style:name="P3" style:family="paragraph" style:parent-style-name="Text_20_body">
      <style:paragraph-properties fo:line-height="100%"/>
      <style:text-properties style:font-name="Times New Roman2" fo:font-size="10.5pt" officeooo:rsid="001476f7" officeooo:paragraph-rsid="001476f7" style:font-size-asian="10.5pt" style:font-size-complex="10.5pt"/>
    </style:style>
    <style:style style:name="P4" style:family="paragraph" style:parent-style-name="Text_20_body" style:list-style-name="L2">
      <style:paragraph-properties fo:line-height="100%"/>
      <style:text-properties style:font-name="Times New Roman2" fo:font-size="10.5pt" officeooo:rsid="001476f7" officeooo:paragraph-rsid="001476f7" style:font-size-asian="10.5pt" style:font-size-complex="10.5pt"/>
    </style:style>
    <style:style style:name="P5" style:family="paragraph" style:parent-style-name="Text_20_body" style:list-style-name="L5">
      <style:paragraph-properties fo:line-height="100%"/>
      <style:text-properties style:font-name="Times New Roman2" fo:font-size="10.5pt" officeooo:rsid="001476f7" officeooo:paragraph-rsid="001476f7" style:font-size-asian="10.5pt" style:font-size-complex="10.5pt"/>
    </style:style>
    <style:style style:name="P6" style:family="paragraph" style:parent-style-name="Text_20_body" style:list-style-name="L6">
      <style:paragraph-properties fo:line-height="100%"/>
      <style:text-properties style:font-name="Times New Roman2" fo:font-size="10.5pt" officeooo:rsid="001476f7" officeooo:paragraph-rsid="001476f7" style:font-size-asian="10.5pt" style:font-size-complex="10.5pt"/>
    </style:style>
    <style:style style:name="P7" style:family="paragraph" style:parent-style-name="Text_20_body" style:list-style-name="L7">
      <style:paragraph-properties fo:line-height="100%"/>
      <style:text-properties style:font-name="Times New Roman2" fo:font-size="10.5pt" officeooo:rsid="001476f7" officeooo:paragraph-rsid="001476f7" style:font-size-asian="10.5pt" style:font-size-complex="10.5pt"/>
    </style:style>
    <style:style style:name="P8" style:family="paragraph" style:parent-style-name="Text_20_body">
      <style:paragraph-properties fo:line-height="100%"/>
      <style:text-properties style:font-name="Times New Roman2" fo:font-size="10.5pt" officeooo:rsid="0014aaed" officeooo:paragraph-rsid="0014aaed" style:font-size-asian="10.5pt" style:font-size-complex="10.5pt"/>
    </style:style>
    <style:style style:name="P9" style:family="paragraph" style:parent-style-name="Text_20_body" style:list-style-name="L8">
      <style:paragraph-properties fo:line-height="100%"/>
      <style:text-properties style:font-name="Times New Roman2" fo:font-size="10.5pt" officeooo:rsid="0014aaed" officeooo:paragraph-rsid="0014aaed" style:font-size-asian="10.5pt" style:font-size-complex="10.5pt"/>
    </style:style>
    <style:style style:name="P10" style:family="paragraph" style:parent-style-name="Text_20_body">
      <style:paragraph-properties fo:line-height="100%"/>
      <style:text-properties style:font-name="Times New Roman2" fo:font-size="10.5pt" officeooo:rsid="0015e32f" officeooo:paragraph-rsid="0015e32f" style:font-size-asian="10.5pt" style:font-size-complex="10.5pt"/>
    </style:style>
    <style:style style:name="P11" style:family="paragraph" style:parent-style-name="Text_20_body" style:list-style-name="L11">
      <style:paragraph-properties fo:line-height="100%"/>
      <style:text-properties style:font-name="Times New Roman2" fo:font-size="10.5pt" officeooo:rsid="0015e32f" officeooo:paragraph-rsid="0015e32f" style:font-size-asian="10.5pt" style:font-size-complex="10.5pt"/>
    </style:style>
    <style:style style:name="P12" style:family="paragraph" style:parent-style-name="Text_20_body" style:list-style-name="L12">
      <style:paragraph-properties fo:line-height="100%"/>
      <style:text-properties style:font-name="Times New Roman2" fo:font-size="10.5pt" officeooo:rsid="0015e32f" officeooo:paragraph-rsid="0015e32f" style:font-size-asian="10.5pt" style:font-size-complex="10.5pt"/>
    </style:style>
    <style:style style:name="P13" style:family="paragraph" style:parent-style-name="Text_20_body" style:list-style-name="L13">
      <style:paragraph-properties fo:line-height="100%"/>
      <style:text-properties style:font-name="Times New Roman2" fo:font-size="10.5pt" officeooo:rsid="0015e32f" officeooo:paragraph-rsid="0015e32f" style:font-size-asian="10.5pt" style:font-size-complex="10.5pt"/>
    </style:style>
    <style:style style:name="P14" style:family="paragraph" style:parent-style-name="Text_20_body" style:list-style-name="L14">
      <style:paragraph-properties fo:line-height="100%"/>
      <style:text-properties style:font-name="Times New Roman2" fo:font-size="10.5pt" officeooo:rsid="0015e32f" officeooo:paragraph-rsid="0015e32f" style:font-size-asian="10.5pt" style:font-size-complex="10.5pt"/>
    </style:style>
    <style:style style:name="P15" style:family="paragraph" style:parent-style-name="Text_20_body" style:list-style-name="L15">
      <style:paragraph-properties fo:line-height="100%"/>
      <style:text-properties style:font-name="Times New Roman2" fo:font-size="10.5pt" officeooo:rsid="0015e32f" officeooo:paragraph-rsid="0015e32f" style:font-size-asian="10.5pt" style:font-size-complex="10.5pt"/>
    </style:style>
    <style:style style:name="P16" style:family="paragraph" style:parent-style-name="Text_20_body" style:list-style-name="L16">
      <style:paragraph-properties fo:line-height="100%"/>
      <style:text-properties style:font-name="Times New Roman2" fo:font-size="10.5pt" officeooo:rsid="0015e32f" officeooo:paragraph-rsid="0015e32f" style:font-size-asian="10.5pt" style:font-size-complex="10.5pt"/>
    </style:style>
    <style:style style:name="P17" style:family="paragraph" style:parent-style-name="Text_20_body" style:list-style-name="L19">
      <style:paragraph-properties fo:line-height="100%"/>
      <style:text-properties style:font-name="Times New Roman2" fo:font-size="10.5pt" officeooo:rsid="0015e32f" officeooo:paragraph-rsid="0015e32f" style:font-size-asian="10.5pt" style:font-size-complex="10.5pt"/>
    </style:style>
    <style:style style:name="P18" style:family="paragraph" style:parent-style-name="Text_20_body" style:list-style-name="L20">
      <style:paragraph-properties fo:line-height="100%"/>
      <style:text-properties style:font-name="Times New Roman2" fo:font-size="10.5pt" officeooo:rsid="0015e32f" officeooo:paragraph-rsid="0015e32f" style:font-size-asian="10.5pt" style:font-size-complex="10.5pt"/>
    </style:style>
    <style:style style:name="P19" style:family="paragraph" style:parent-style-name="Text_20_body" style:list-style-name="L21">
      <style:paragraph-properties fo:line-height="100%"/>
      <style:text-properties style:font-name="Times New Roman2" fo:font-size="10.5pt" officeooo:rsid="0015e32f" officeooo:paragraph-rsid="0015e32f" style:font-size-asian="10.5pt" style:font-size-complex="10.5pt"/>
    </style:style>
    <style:style style:name="P20" style:family="paragraph" style:parent-style-name="Text_20_body" style:list-style-name="L22">
      <style:paragraph-properties fo:line-height="100%"/>
      <style:text-properties style:font-name="Times New Roman2" fo:font-size="10.5pt" officeooo:rsid="0015e32f" officeooo:paragraph-rsid="0015e32f" style:font-size-asian="10.5pt" style:font-size-complex="10.5pt"/>
    </style:style>
    <style:style style:name="P21" style:family="paragraph" style:parent-style-name="Text_20_body">
      <style:paragraph-properties fo:line-height="100%"/>
      <style:text-properties style:font-name="Times New Roman2" fo:font-size="10.5pt" officeooo:rsid="0015f9e6" officeooo:paragraph-rsid="0015f9e6" style:font-size-asian="10.5pt" style:font-size-complex="10.5pt"/>
    </style:style>
    <style:style style:name="P22" style:family="paragraph" style:parent-style-name="Text_20_body" style:list-style-name="L23">
      <style:paragraph-properties fo:line-height="100%"/>
      <style:text-properties style:font-name="Times New Roman2" fo:font-size="10.5pt" officeooo:rsid="0015f9e6" officeooo:paragraph-rsid="0015f9e6" style:font-size-asian="10.5pt" style:font-size-complex="10.5pt"/>
    </style:style>
    <style:style style:name="P23" style:family="paragraph" style:parent-style-name="Text_20_body" style:list-style-name="L24">
      <style:paragraph-properties fo:line-height="100%"/>
      <style:text-properties style:font-name="Times New Roman2" fo:font-size="10.5pt" officeooo:rsid="0015f9e6" officeooo:paragraph-rsid="0015f9e6" style:font-size-asian="10.5pt" style:font-size-complex="10.5pt"/>
    </style:style>
    <style:style style:name="P24" style:family="paragraph" style:parent-style-name="Text_20_body" style:list-style-name="L25">
      <style:paragraph-properties fo:line-height="100%"/>
      <style:text-properties style:font-name="Times New Roman2" fo:font-size="10.5pt" officeooo:rsid="0015f9e6" officeooo:paragraph-rsid="0015f9e6" style:font-size-asian="10.5pt" style:font-size-complex="10.5pt"/>
    </style:style>
    <style:style style:name="P25" style:family="paragraph" style:parent-style-name="Text_20_body" style:list-style-name="L26">
      <style:paragraph-properties fo:line-height="100%"/>
      <style:text-properties style:font-name="Times New Roman2" fo:font-size="10.5pt" officeooo:rsid="0015f9e6" officeooo:paragraph-rsid="0015f9e6" style:font-size-asian="10.5pt" style:font-size-complex="10.5pt"/>
    </style:style>
    <style:style style:name="P26" style:family="paragraph" style:parent-style-name="Text_20_body" style:list-style-name="L3">
      <style:paragraph-properties fo:line-height="100%"/>
      <style:text-properties style:font-name="Times New Roman2" officeooo:paragraph-rsid="001476f7"/>
    </style:style>
    <style:style style:name="P27" style:family="paragraph" style:parent-style-name="Text_20_body" style:list-style-name="L3">
      <style:paragraph-properties fo:line-height="100%"/>
      <style:text-properties style:font-name="Times New Roman2" officeooo:rsid="001476f7" officeooo:paragraph-rsid="001476f7"/>
    </style:style>
    <style:style style:name="P28" style:family="paragraph" style:parent-style-name="Text_20_body">
      <style:paragraph-properties fo:line-height="100%"/>
      <style:text-properties style:font-name="Times New Roman2" officeooo:rsid="001476f7" officeooo:paragraph-rsid="001476f7"/>
    </style:style>
    <style:style style:name="P29" style:family="paragraph" style:parent-style-name="Text_20_body" style:list-style-name="L4">
      <style:paragraph-properties fo:line-height="100%"/>
      <style:text-properties style:font-name="Times New Roman2" officeooo:rsid="001476f7" officeooo:paragraph-rsid="001476f7"/>
    </style:style>
    <style:style style:name="P30" style:family="paragraph" style:parent-style-name="Title">
      <style:text-properties officeooo:rsid="001365fa" officeooo:paragraph-rsid="001365fa"/>
    </style:style>
    <style:style style:name="P31" style:family="paragraph" style:parent-style-name="Heading_20_1">
      <style:text-properties style:font-name="Times New Roman2" officeooo:rsid="001365fa" officeooo:paragraph-rsid="001365fa"/>
    </style:style>
    <style:style style:name="P32" style:family="paragraph" style:parent-style-name="Heading_20_1">
      <style:text-properties style:font-name="Times New Roman2" fo:font-size="14pt" style:font-size-asian="14pt" style:font-size-complex="14pt"/>
    </style:style>
    <style:style style:name="T1" style:family="text">
      <style:text-properties fo:font-size="10.5pt" style:font-size-asian="10.5pt" style:font-size-complex="10.5pt"/>
    </style:style>
    <style:style style:name="T2" style:family="text">
      <style:text-properties fo:font-size="10.5pt" officeooo:rsid="001476f7" style:font-size-asian="10.5pt" style:font-size-complex="10.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ataset Perdagangan</text:p>
      <text:p text:style-name="P2"/>
      <text:h text:style-name="P31" text:outline-level="1">Data Luas Situ Atau Rawa Menurut Kota Administrasi DKI Jakarta </text:h>
      <text:p text:style-name="P3">Dataset ini berisi Luas Situ/Rawa Menurut Kota Administrasi di Provinsi DKI Jakarta. Penjelasan mengenai Variabel pada Dataset ini:</text:p>
      <text:list xml:id="list3317975195767381088" text:style-name="L2">
        <text:list-item>
          <text:p text:style-name="P4">tahun: Tahun</text:p>
        </text:list-item>
        <text:list-item>
          <text:p text:style-name="P4">nama_kabkota: Nama Kota/Kabupaten</text:p>
        </text:list-item>
        <text:list-item>
          <text:p text:style-name="P4">nama_situ_rawa: Nama Situ/Rawa</text:p>
        </text:list-item>
        <text:list-item>
          <text:p text:style-name="P4">luas_area_rencana : Luas Area Rencana (Ha)</text:p>
        </text:list-item>
        <text:list-item>
          <text:p text:style-name="P4">luas_area_realisasi : Luas Area Realisasi (Ha)</text:p>
        </text:list-item>
        <text:list-item>
          <text:p text:style-name="P4">nama_sungai : Nama Sungai</text:p>
        </text:list-item>
      </text:list>
      <text:p text:style-name="P3">Data and Resources:</text:p>
      <text:list xml:id="list182095670223925419" text:style-name="L3">
        <text:list-item>
          <text:p text:style-name="P26"><text:span text:style-name="T2">Luas Situ atau Rawa Menurut Kota Administrasi 2012.csv</text:span></text:p>
        </text:list-item>
        <text:list-item>
          <text:p text:style-name="P27"><text:span text:style-name="T1">Luas Situ atau Rawa Menurut Kota Administrasi 2011.csv</text:span></text:p>
        </text:list-item>
      </text:list>
      <text:h text:style-name="P32" text:outline-level="1">Data Nilai Output Perusahaan Industri Menurut Klasifikasi DKI Jakarta</text:h>
      <text:p text:style-name="P28"><text:span text:style-name="T1">Dataset ini berisi Nilai Output Perusahaan Industri Besar dan Sedang Menurut Klasifikasi Industri di Provinsi DKI Jakarta pada tahun 2011. Penjelasan mengenai Variabel pada Dataset ini:</text:span></text:p>
      <text:list xml:id="list8490501571430714328" text:style-name="L4">
        <text:list-item>
          <text:p text:style-name="P29"><text:span text:style-name="T1">tahun : Tahun</text:span></text:p>
        </text:list-item>
        <text:list-item>
          <text:p text:style-name="P29"><text:span text:style-name="T1">klasifikasi_industri : Klasifikasi jenis industri</text:span></text:p>
        </text:list-item>
        <text:list-item>
          <text:p text:style-name="P29"><text:span text:style-name="T1">jenis_output : Jenis output</text:span></text:p>
        </text:list-item>
        <text:list-item>
          <text:p text:style-name="P29"><text:span text:style-name="T1">jumlah : Jumlah output (dalam ribu Rp)</text:span></text:p>
        </text:list-item>
      </text:list>
      <text:p text:style-name="P28"><text:span text:style-name="T1">Data and Resources: Nilai Output Industri 2011.csv</text:span></text:p>
      <text:h text:style-name="Heading_20_1" text:outline-level="1">Data Jumlah Perusahaan, Tenaga Kerja serta Pengeluaran Industri DKI Jakarta</text:h>
      <text:p text:style-name="P3">Dataset ini berisiJumlah Perusahaan, Tenaga Kerja serta Pengeluaran untuk Tenaga Kerja Industri Besar dan Sedang Menurut Klasifikasi Industri di Provinsi DKI Jakarta pada tahun 2011. Penjelasan mengenai Variabel pada Dataset ini:</text:p>
      <text:list xml:id="list4775251025583338624" text:style-name="L5">
        <text:list-item>
          <text:p text:style-name="P5">tahun : Tahun</text:p>
        </text:list-item>
        <text:list-item>
          <text:p text:style-name="P5">klasifikasi_industri : Klasifikasi jenis industri</text:p>
        </text:list-item>
        <text:list-item>
          <text:p text:style-name="P5">perusahaan : Jumlah perusahaan</text:p>
        </text:list-item>
        <text:list-item>
          <text:p text:style-name="P5"><text:soft-page-break/>tenaga_kerja : Jumlah tenaga kerja</text:p>
        </text:list-item>
        <text:list-item>
          <text:p text:style-name="P5">pengeluaran : Jumlah pengeluaran (dalam ribu Rupiah)</text:p>
        </text:list-item>
      </text:list>
      <text:p text:style-name="P3">Data and Resources: Jumlah Perusahaan, Tenaga Kerja dan Pengeluaran Industri 2011.csv</text:p>
      <text:h text:style-name="Heading_20_1" text:outline-level="1">Data Jumlah Perusahaan, Pajak Tak Langsung, Nilai Tambah Industri DKI Jakarta</text:h>
      <text:p text:style-name="P3">Dataset ini berisi Jumlah Perusahaan, Pajak Tak Langsung, Nilai Tambah Industri Besar dan Sedang Menurut Klasifikasi Industri di Provinsi DKI Jakarta pada tahun 2011. Penjelasan mengenai Variabel pada Dataset ini:</text:p>
      <text:list xml:id="list5237116184545776852" text:style-name="L6">
        <text:list-item>
          <text:p text:style-name="P6">tahun : Tahun</text:p>
        </text:list-item>
        <text:list-item>
          <text:p text:style-name="P6">klasifikasi_industri : Klasifikasi jenis industri</text:p>
        </text:list-item>
        <text:list-item>
          <text:p text:style-name="P6">perusahaan : Jumlah perusahaan</text:p>
        </text:list-item>
        <text:list-item>
          <text:p text:style-name="P6">pajak_tak_langsung : Jumlah pajak tidak langsung (dalam ribu Rupiah)</text:p>
        </text:list-item>
        <text:list-item>
          <text:p text:style-name="P6">nilai_tambah : Jumlah nilai tambah (dalam ribu Rupiah)</text:p>
        </text:list-item>
      </text:list>
      <text:p text:style-name="P3">Data and Resources: Jumlah Perusahaan, Pajak Tak Langsung, Nilai Tambah Industri Besar dan Sedang Menurut Klasifikasi Industri 2011.csv</text:p>
      <text:h text:style-name="Heading_20_1" text:outline-level="1">Data Jumlah Perusahaan Industri, Nilai Output, Biaya Input, Nilai Tambah DKI Jakarta</text:h>
      <text:p text:style-name="P3">Dataset ini berisi Jumlah Perusahaan Industri, Nilai Output, Biaya Input, Nilai Tambah Industri Besar dan Sedang Menurut Klasifikasi Industri di Provinsi DKI Jakarta pada tahun 2011. Penjelasan mengenai Variabel pada Dataset ini:</text:p>
      <text:list xml:id="list6593558976764174959" text:style-name="L7">
        <text:list-item>
          <text:p text:style-name="P7">tahun : Tahun</text:p>
        </text:list-item>
        <text:list-item>
          <text:p text:style-name="P7">klasifikasi_industri : Klasifikasi jenis industri</text:p>
        </text:list-item>
        <text:list-item>
          <text:p text:style-name="P7">perusahaan : Banyaknya perusahaan</text:p>
        </text:list-item>
        <text:list-item>
          <text:p text:style-name="P7">nilai_output : Jumlah nilai output (dalam ribu Rupiah)</text:p>
        </text:list-item>
        <text:list-item>
          <text:p text:style-name="P7">nilai input : Jumlah nilai input (dalam ribu Rupiah)</text:p>
        </text:list-item>
        <text:list-item>
          <text:p text:style-name="P7">nilai tambah : Jumlah nilai tambah (dalam ribu Rupiah)</text:p>
        </text:list-item>
      </text:list>
      <text:p text:style-name="P3">Data and Resources: Perusahaan Industri, Nilai Output, Biaya Input, Nilai Tambah Industri Besar dan Sedang Menurut Klasifikasi Industri 2011.csv</text:p>
      <text:h text:style-name="Heading_20_1" text:outline-level="1">Data Nilai Pemakaian Bahan Bakar Industri DKI Jakarta</text:h>
      <text:p text:style-name="P8">Dataset ini berisi Nilai Pemakaian Bahan Bakar Industri Besar dan Sedang Menurut Klasifikasi Industri di Provinsi DKI Jakarta pada tahun 2011. Penjelasan mengenai Variabel pada Dataset ini:</text:p>
      <text:list xml:id="list7589427419672099205" text:style-name="L8">
        <text:list-item>
          <text:p text:style-name="P9">tahun : Tahun</text:p>
        </text:list-item>
        <text:list-item>
          <text:p text:style-name="P9">klasifikasi_industri : Klasifikasi jenis industri</text:p>
        </text:list-item>
        <text:list-item>
          <text:p text:style-name="P9"><text:soft-page-break/>jenis_bahan_bakar : Jenis bahan bakar yang digunakan</text:p>
        </text:list-item>
        <text:list-item>
          <text:p text:style-name="P9">nilai_pemakaian : Nilai pemakaian bahan bakar (ribu Rupiah)</text:p>
        </text:list-item>
      </text:list>
      <text:p text:style-name="P8">Data and Resources: Nilai Pemakaian Bahan Bakar Industri 2011.csv</text:p>
      <text:h text:style-name="Heading_20_1" text:outline-level="1">Data Jumlah Pemakaian Bahan Bakar Industri DKI Jakarta</text:h>
      <text:p text:style-name="P10">Dataset ini berisi Jumlah Pemakaian Bahan Bakar Industri Besar dan Sedang Menurut Klasifikasi Industri, di Provinsi DKI Jakarta pada tahun 2011. Penjelasan mengenai Variabel pada Dataset ini:</text:p>
      <text:list xml:id="list6487554271870918280" text:style-name="L11">
        <text:list-item>
          <text:p text:style-name="P11">tahun : Tahun</text:p>
        </text:list-item>
        <text:list-item>
          <text:p text:style-name="P11">klasifikasi_industri : Klasifikasi jenis industri</text:p>
        </text:list-item>
        <text:list-item>
          <text:p text:style-name="P11">jenis_bahan_bakar : Jenis bahan bakar yang digunakan</text:p>
        </text:list-item>
        <text:list-item>
          <text:p text:style-name="P11">jumlah_pemakaian : Jumlah pemakaian bahan bakar (dalam liter)</text:p>
        </text:list-item>
      </text:list>
      <text:p text:style-name="P10">Data and Resources: Jumlah Pemakaian Bahan Bakar Industri 2011</text:p>
      <text:h text:style-name="Heading_20_1" text:outline-level="1">Data Jumlah Pelanggan Gas Menurut Kota Adm DKI Jakarta</text:h>
      <text:p text:style-name="P10">Dataset ini berisi Jumlah Pelanggan/Konsumen Gas Menurut Kota Administrasi di Provinsi DKI Jakarta pada tahun 2012. Penjelasan mengenai Variabel pada Dataset ini:</text:p>
      <text:list xml:id="list3776403050596817886" text:style-name="L12">
        <text:list-item>
          <text:p text:style-name="P12">tahun : Tahun</text:p>
        </text:list-item>
        <text:list-item>
          <text:p text:style-name="P12">nama_kabkota : Nama Kabupaten/Kota Administrasi</text:p>
        </text:list-item>
        <text:list-item>
          <text:p text:style-name="P12">jenis_pelanggan : Jenis pelanggan gas</text:p>
        </text:list-item>
        <text:list-item>
          <text:p text:style-name="P12">jumlah : Jumlah pelanggan gas</text:p>
        </text:list-item>
      </text:list>
      <text:p text:style-name="P10">Data and Resources: Jumlah Pelanggan Gas Kota Adm. 2012.csv</text:p>
      <text:h text:style-name="Heading_20_1" text:outline-level="1">Data Biaya Input Perusahaan Industri Menurut Klasifikasi DKI Jakarta</text:h>
      <text:p text:style-name="P10">Dataset ini berisi Biaya Input Perusahaan Industri Besar dan Sedang Menurut Klasifikasi Industri di Provinsi DKI Jakarta pada tahun 2011. Penjelasan mengenai Variabel pada Dataset ini:</text:p>
      <text:list xml:id="list3637674001340212572" text:style-name="L13">
        <text:list-item>
          <text:p text:style-name="P13">tahun : Tahun</text:p>
        </text:list-item>
        <text:list-item>
          <text:p text:style-name="P13">klasifikasi_industri : Klasifikasi jenis industri</text:p>
        </text:list-item>
        <text:list-item>
          <text:p text:style-name="P13">jenis_biaya : Jenis biaya</text:p>
        </text:list-item>
        <text:list-item>
          <text:p text:style-name="P13">jumlah_biaya : Jumlah biaya (dalam ribu Rupiah)</text:p>
        </text:list-item>
      </text:list>
      <text:p text:style-name="P10">Data and Resources. Biaya Input Perusahaan Industri 2011.csv</text:p>
      <text:h text:style-name="Heading_20_1" text:outline-level="1">Data Jumlah Daya (KwH) Siap Jual, Terjual Dan Susut Menurut Bulan DKI Jakarta</text:h>
      <text:p text:style-name="P10">Dataset ini berisi Jumlah Daya (KwH) Siap Jual, Terjual dan Susut Menurut Bulan pada tahun 2012. Penjelasan mengenai Variabel pada Dataset ini:</text:p>
      <text:list xml:id="list5651976039574329155" text:style-name="L14">
        <text:list-item>
          <text:p text:style-name="P14"><text:soft-page-break/>tahun : Tahun</text:p>
        </text:list-item>
        <text:list-item>
          <text:p text:style-name="P14">bulan : Bulan</text:p>
        </text:list-item>
        <text:list-item>
          <text:p text:style-name="P14">siap_jual : Jumlah Daya (KwH) yang siap jual</text:p>
        </text:list-item>
        <text:list-item>
          <text:p text:style-name="P14">terjual : Jumlah Daya (KwH) yang terjual</text:p>
        </text:list-item>
        <text:list-item>
          <text:p text:style-name="P14">susut : Jumlah Daya (KwH) yang susut</text:p>
        </text:list-item>
      </text:list>
      <text:p text:style-name="P10">Data and Resources: Jumlah Daya kwh Siap Jual Terjual dan Susut Menurut Bulan 2012.csv</text:p>
      <text:h text:style-name="Heading_20_1" text:outline-level="1">Data Jumlah Pelanggan Gas Menurut Jenis Pelanggan Dan Bulan DKI Jakarta</text:h>
      <text:p text:style-name="P10">Dataset ini berisi Jumlah Pelanggan/Konsumen Gas Menurut Jenis Pelanggan dan Bulan, di Provinsi DKI Jakarta pada tahun 2012. Penjelasan mengenai Variabel pada Dataset ini:</text:p>
      <text:list xml:id="list3422173241402968120" text:style-name="L15">
        <text:list-item>
          <text:p text:style-name="P15">tahun : Tahun</text:p>
        </text:list-item>
        <text:list-item>
          <text:p text:style-name="P15">bulan : Bulan</text:p>
        </text:list-item>
        <text:list-item>
          <text:p text:style-name="P15">jenis_pelanggan : Jenis pelanggan gas</text:p>
        </text:list-item>
        <text:list-item>
          <text:p text:style-name="P15">jumlah : Jumlah pelanggan gas</text:p>
        </text:list-item>
      </text:list>
      <text:p text:style-name="P10">Data and Resources: Jumlah Pelanggan Konsumen Gas 2012.csv</text:p>
      <text:h text:style-name="Heading_20_1" text:outline-level="1">Data Jumlah Pelanggan Listrik Menurut Golongan Tarif Dan Cabang DKI Jakarta</text:h>
      <text:p text:style-name="P10">Dataset ini berisi Jumlah Pelanggan Listrik Menurut Golongan Tarif dan Cabang di Provinsi DKI Jakarta pada tahun 2012. Penjelasan mengenai Variabel pada Dataset ini:</text:p>
      <text:list xml:id="list2123682703994802458" text:style-name="L16">
        <text:list-item>
          <text:p text:style-name="P16">tahun : Tahun</text:p>
        </text:list-item>
        <text:list-item>
          <text:p text:style-name="P16">jenis_pelanggan : Jenis pelanggan</text:p>
        </text:list-item>
        <text:list-item>
          <text:p text:style-name="P16">rentang_daya : Rentang daya listrik</text:p>
        </text:list-item>
        <text:list-item>
          <text:p text:style-name="P16">appu : Jumlah pelanggan di Area Pelayanan Prima Utara</text:p>
        </text:list-item>
        <text:list-item>
          <text:p text:style-name="P16">apps : Jumlah pelanggan di Area Pelayanan Prima Selatan</text:p>
        </text:list-item>
        <text:list-item>
          <text:p text:style-name="P16">appt : Jumlah pelanggan di Area Pelayanan Prima Timur</text:p>
        </text:list-item>
      </text:list>
      <text:p text:style-name="P10">Data and Resources: Jumlah Pelanggan Listrik 2012.csv</text:p>
      <text:h text:style-name="Heading_20_1" text:outline-level="1">Data Jumlah Daya (KwH) Terjual Menurut Tarif Dan Cabang DKI Jakarta</text:h>
      <text:p text:style-name="P10">Dataset ini berisi Jumlah Daya (KwH) Terjual Menurut Tarif dan Cabang di Provinsi DKI Jakarta pada tahun 2012. Penjelasan mengenai Variabel pada Dataset ini:</text:p>
      <text:list xml:id="list6806072011795109027" text:style-name="L19">
        <text:list-item>
          <text:p text:style-name="P17">tahun : Tahun</text:p>
        </text:list-item>
        <text:list-item>
          <text:p text:style-name="P17">jenis_pelanggan : Jenis pelanggan</text:p>
        </text:list-item>
        <text:list-item>
          <text:p text:style-name="P17"><text:soft-page-break/>rentang_daya : Rentang daya listrik</text:p>
        </text:list-item>
        <text:list-item>
          <text:p text:style-name="P17">appu : Jumlah (KwH) yang terjual di Area Pelayanan Prima Utara</text:p>
        </text:list-item>
        <text:list-item>
          <text:p text:style-name="P17">apps : Jumlah (KwH) yang terjual di Area Pelayanan Prima Selatan</text:p>
        </text:list-item>
        <text:list-item>
          <text:p text:style-name="P17">appt : Jumlah (KwH) yang terjual di Area Pelayanan Prima Timur</text:p>
        </text:list-item>
      </text:list>
      <text:p text:style-name="P10">Data and Resources: jumlahdayakwhterjualmenuruttarifdancabang2012.csv</text:p>
      <text:h text:style-name="Heading_20_1" text:outline-level="1">Data Produk Domestik Bruto (PDB) DKI Jakarta</text:h>
      <text:p text:style-name="P10">Dataset ini berisi mengenai besar Produk Domestik Bruto (PDB) Jakarta berdasarkan harga berlaku dan harga konstan. Penjelasan mengenai Variabel pada Dataset ini:</text:p>
      <text:list xml:id="list834079495810316167" text:style-name="L20">
        <text:list-item>
          <text:p text:style-name="P18">tahun: Tahun</text:p>
        </text:list-item>
        <text:list-item>
          <text:p text:style-name="P18">atas_dasar_harga_berlaku: PDB Jakarta berdasarkan harga berlaku (dalam Triliun Rupiah)</text:p>
        </text:list-item>
        <text:list-item>
          <text:p text:style-name="P18">atas_dasar_harga_konstan: PDB Jakarta berdasarkan harga konstan (dalam Triliun Rupiah)</text:p>
        </text:list-item>
      </text:list>
      <text:p text:style-name="P10">Data and Resources: pdb_jakarta.csv</text:p>
      <text:h text:style-name="Heading_20_1" text:outline-level="1">Data Distribusi Beras DKI Jakarta Menurut Daerah Tujuan</text:h>
      <text:p text:style-name="P10">Dataset ini berisi Distribusi Beras Menurut Daerah Tujuan di Provinsi DKI Jakarta pada tahun 2012. Penjelasan mengenai Variabel pada Dataset ini:</text:p>
      <text:list xml:id="list3105438629951266780" text:style-name="L21">
        <text:list-item>
          <text:p text:style-name="P19">tahun : Tahun</text:p>
        </text:list-item>
        <text:list-item>
          <text:p text:style-name="P19">bulan : Bulan</text:p>
        </text:list-item>
        <text:list-item>
          <text:p text:style-name="P19">daerah_tujuan : Daerah tujuan</text:p>
        </text:list-item>
        <text:list-item>
          <text:p text:style-name="P19">berat_beras : Berat beras (dalam Ton)</text:p>
        </text:list-item>
      </text:list>
      <text:p text:style-name="P10">Data and Resources: distribusiberasmenurutdaerahtujuan2012.csv</text:p>
      <text:h text:style-name="Heading_20_1" text:outline-level="1">Data Nilai Ekspor Produk DKI Jakarta Menurut Negara Tujuan</text:h>
      <text:p text:style-name="P10">Dataset ini berisiNilai Ekspor Produk DKI Jakarta Menurut Negara Tujuan pada tahun 2010-2012. Penjelasan mengenai Variabel pada Dataset ini:</text:p>
      <text:list xml:id="list1029563413095596783" text:style-name="L22">
        <text:list-item>
          <text:p text:style-name="P20">tahun : Tahun</text:p>
        </text:list-item>
        <text:list-item>
          <text:p text:style-name="P20">negara_tujuan : Negara tujuan</text:p>
        </text:list-item>
        <text:list-item>
          <text:p text:style-name="P20">nilai : Nilai ekspor (dalam US$)</text:p>
        </text:list-item>
      </text:list>
      <text:p text:style-name="P10">Data and Resources: Nilai Ekspor Produk DKI Jakarta 2010 – 2012</text:p>
      <text:h text:style-name="Heading_20_1" text:outline-level="1">Data Pemasukan Dan Pengeluaran Beras Di PIC DKI Jakarta Menurut Sumber</text:h>
      <text:p text:style-name="P21">Dataset ini berisi Pemasukan dan Pengeluaran Beras di Pasar Induk Cipinang (PIC) Menurut Sumbernya di Provinsi DKI Jakarta pada tahun 2012. Penjelasan mengenai Variabel pada Dataset ini:</text:p>
      <text:list xml:id="list1149985651821310054" text:style-name="L23">
        <text:list-item>
          <text:p text:style-name="P22"><text:soft-page-break/>tahun : Tahun</text:p>
        </text:list-item>
        <text:list-item>
          <text:p text:style-name="P22">bulan : Bulan</text:p>
        </text:list-item>
        <text:list-item>
          <text:p text:style-name="P22">pemasukan_pengeluaran : Pemasukan atau pengeluaran</text:p>
        </text:list-item>
        <text:list-item>
          <text:p text:style-name="P22">jenis : Jenis beras</text:p>
        </text:list-item>
        <text:list-item>
          <text:p text:style-name="P22">berat_beras : Berat beras (dalam Ton)</text:p>
        </text:list-item>
      </text:list>
      <text:p text:style-name="P21">Data and Resources: Pemasukan dan Pengeluaran Beras PIC 2012.csv</text:p>
      <text:h text:style-name="Heading_20_1" text:outline-level="1">Data Banyaknya Beras Yang Masuk Di PIC DKI Jakarta Menurut Daerah Asal</text:h>
      <text:p text:style-name="P21">Dataset ini berisi Banyaknya Beras yang Masuk di Pasar Induk Cipinang (PIC) Menurut Daerah Asal di Provinsi DKI Jakarta pada tahun 2012. Penjelasan mengenai Variabel pada Dataset ini:</text:p>
      <text:list xml:id="list1001055213972386306" text:style-name="L24">
        <text:list-item>
          <text:p text:style-name="P23">tahun : Tahun</text:p>
        </text:list-item>
        <text:list-item>
          <text:p text:style-name="P23">bulan : Bulan</text:p>
        </text:list-item>
        <text:list-item>
          <text:p text:style-name="P23">daerah_asal : Daerah asal</text:p>
        </text:list-item>
        <text:list-item>
          <text:p text:style-name="P23">berat_beras : Berat beras (dalam Ton)</text:p>
        </text:list-item>
      </text:list>
      <text:p text:style-name="P21">Data and Resources: Banyaknya Beras yang Masuk di PIC 2012.csv</text:p>
      <text:h text:style-name="Heading_20_1" text:outline-level="1">Data Banyaknya Beras Yang Masuk PIC DKI Jakarta Menurut Jenis</text:h>
      <text:p text:style-name="P21">Dataset ini berisi Banyaknya Beras yang Masuk di Pasar Induk Cipinang (PIC) Menurut Jenisnya di Provinsi DKI Jakarta pada tahun 2012. Penjelasan mengenai Variabel pada Dataset ini:</text:p>
      <text:list xml:id="list886588185195710010" text:style-name="L25">
        <text:list-item>
          <text:p text:style-name="P24">tahun : Tahun</text:p>
        </text:list-item>
        <text:list-item>
          <text:p text:style-name="P24">bulan : Bulan</text:p>
        </text:list-item>
        <text:list-item>
          <text:p text:style-name="P24">jenis_beras : Jenis beras</text:p>
        </text:list-item>
        <text:list-item>
          <text:p text:style-name="P24">berat_beras : Berat beras (dalam Ton)</text:p>
        </text:list-item>
      </text:list>
      <text:p text:style-name="P21">Data and Resources: Banyaknya Beras Masuk PIC Menurut Jenis 2012.csv</text:p>
      <text:h text:style-name="Heading_20_1" text:outline-level="1">Data Perkembangan Nilai Ekspor-Impor Melalui DKI Jakarta, Dan Ekspor Produk</text:h>
      <text:p text:style-name="P21">Dataset ini berisi Perkembangan Nilai Ekspor-Impor Melalui DKI Jakarta, dan Ekspor Produk DKI Jakarta pada tahun 2006-2013. Penjelasan mengenai Variabel pada Dataset ini:</text:p>
      <text:list xml:id="list6131926791167956838" text:style-name="L26">
        <text:list-item>
          <text:p text:style-name="P25">tahun : Tahun</text:p>
        </text:list-item>
        <text:list-item>
          <text:p text:style-name="P25">nilai_ekspor_via_jakarta : Nilai ekspor yang melalui DKI Jakarta (dalam ribu US$)</text:p>
        </text:list-item>
        <text:list-item>
          <text:p text:style-name="P25">nilai_ekspor_produk_jakarta : Nilai ekspor produk DKI Jakarta (dalam ribu US$)</text:p>
        </text:list-item>
        <text:list-item>
          <text:p text:style-name="P25">nilai_impor : Nilai impor (dalam ribu US$) [Diolah dari dokumen Pemberitahuan Ekspo <text:soft-page-break/>Barang (PEB) dan Pemberitahuan Impor Barang (PIB)/ Base on on Export Declaration and Import Declaration]</text:p>
        </text:list-item>
      </text:list>
      <text:p text:style-name="P21">Data and Resources: Perkembangan Nilai Ekspor Impor 2006-2013.cs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paragraph-properties fo:line-height="10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style:contextual-spacing="false" fo:line-height="150%" fo:text-indent="0cm" style:auto-text-indent="false" style:page-number="auto" fo:background-color="#ffffff" style:shadow="none">
        <style:background-image/>
      </style:paragraph-properties>
      <style:text-properties style:font-name="Times New Roman"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Untitled1" style:family="paragraph" style:parent-style-name="Text_20_body">
      <style:paragraph-properties fo:line-height="100%"/>
      <style:text-properties style:font-name="Times New Roman1" fo:font-family="'Times New Roman'" style:font-style-name="Regular" style:font-family-generic="roman" style:font-pitch="variable" fo:font-size="10.5pt" style:font-size-asian="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6:40:14.748333121</meta:creation-date>
    <dc:date>2015-11-09T06:14:06.585300552</dc:date>
    <meta:editing-duration>PT24M</meta:editing-duration>
    <meta:editing-cycles>5</meta:editing-cycles>
    <meta:generator>LibreOffice/4.2.8.2$Linux_X86_64 LibreOffice_project/420m0$Build-2</meta:generator>
    <meta:document-statistic meta:table-count="0" meta:image-count="0" meta:object-count="0" meta:page-count="7" meta:paragraph-count="154" meta:word-count="1509" meta:character-count="9898" meta:non-whitespace-character-count="8653"/>
  </office:meta>
</office:document-meta>
</file>